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f27" officeooo:paragraph-rsid="000d2f27"/>
    </style:style>
    <style:style style:name="T1" style:family="text">
      <style:text-properties officeooo:rsid="000d58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« In My Fridge » <text:span text:style-name="T1">is a quick way to find easily all recipes with your leftover food or ingredi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4:40:20.734530038</meta:creation-date>
    <dc:date>2017-03-16T15:04:14.499285530</dc:date>
    <meta:editing-duration>PT13M2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0" meta:character-count="97" meta:non-whitespace-character-count="78"/>
  </office:meta>
</office:document-meta>
</file>